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paragraph-rsid="00040c9a"/>
    </style:style>
    <style:style style:name="P2" style:family="paragraph" style:parent-style-name="Standard">
      <style:text-properties fo:font-variant="normal" fo:text-transform="none" fo:color="#f9fafb" loext:opacity="100%" style:font-name="Times New Roman" fo:font-size="12pt" fo:letter-spacing="normal" fo:font-style="normal" fo:font-weight="normal" officeooo:rsid="0002679d" officeooo:paragraph-rsid="0002679d"/>
    </style:style>
    <style:style style:name="P3" style:family="paragraph" style:parent-style-name="Standard">
      <style:text-properties officeooo:rsid="0000b15b" officeooo:paragraph-rsid="0002679d"/>
    </style:style>
    <style:style style:name="P4" style:family="paragraph" style:parent-style-name="Standard">
      <style:text-properties fo:font-variant="normal" fo:text-transform="none" fo:color="#f9fafb" loext:opacity="100%" style:font-name="Times New Roman" fo:font-size="12pt" fo:letter-spacing="normal" fo:font-style="normal" fo:font-weight="normal" officeooo:rsid="0000b15b" officeooo:paragraph-rsid="0002679d"/>
    </style:style>
    <style:style style:name="P5" style:family="paragraph" style:parent-style-name="Standard">
      <style:text-properties style:font-name="Times New Roman" officeooo:rsid="0000b15b" officeooo:paragraph-rsid="0002679d"/>
    </style:style>
    <style:style style:name="T1" style:family="text">
      <style:text-properties fo:font-variant="normal" fo:text-transform="none" fo:color="#f9fafb" loext:opacity="100%" fo:font-size="12pt" fo:letter-spacing="normal" fo:font-style="normal" fo:font-weight="normal" officeooo:rsid="0000b15b"/>
    </style:style>
    <style:style style:name="T2" style:family="text">
      <style:text-properties fo:font-variant="normal" fo:text-transform="none" fo:color="#f9fafb" loext:opacity="100%" fo:font-size="12pt" fo:letter-spacing="normal" fo:font-style="normal" fo:font-weight="normal" officeooo:rsid="0002679d"/>
    </style:style>
    <style:style style:name="T3" style:family="text">
      <style:text-properties fo:font-variant="normal" fo:text-transform="none" fo:color="#f9fafb" loext:opacity="100%" fo:font-size="12pt" fo:letter-spacing="normal" fo:font-style="normal" fo:font-weight="normal" officeooo:rsid="00051057"/>
    </style:style>
    <style:style style:name="T4" style:family="text">
      <style:text-properties fo:font-variant="normal" fo:text-transform="none" fo:color="#f9fafb" loext:opacity="100%" fo:font-size="12pt" fo:letter-spacing="normal" fo:font-style="normal" fo:font-weight="normal" officeooo:rsid="00040c9a"/>
    </style:style>
    <style:style style:name="T5" style:family="text">
      <style:text-properties fo:font-variant="normal" fo:text-transform="none" fo:color="#f9fafb" loext:opacity="100%" style:font-name="Times New Roman" fo:font-size="12pt" fo:letter-spacing="normal" fo:font-style="normal" fo:font-weight="normal" officeooo:rsid="00040c9a"/>
    </style:style>
    <style:style style:name="T6" style:family="text">
      <style:text-properties fo:font-variant="normal" fo:text-transform="none" fo:color="#f9fafb" loext:opacity="100%" style:font-name="Times New Roman" fo:font-size="12pt" fo:letter-spacing="normal" fo:font-style="normal" fo:font-weight="normal"/>
    </style:style>
    <style:style style:name="T7" style:family="text">
      <style:text-properties fo:font-variant="normal" fo:text-transform="none" fo:color="#f9fafb" loext:opacity="100%" style:font-name="Times New Roman" fo:letter-spacing="normal" fo:font-style="normal" fo:font-weight="normal" fo:background-color="#2c2c2e" loext:char-shading-value="0" loext:padding="0cm" loext:border="none"/>
    </style:style>
    <style:style style:name="T8" style:family="text">
      <style:text-properties fo:font-variant="normal" fo:text-transform="none" fo:color="#f9fafb" loext:opacity="100%" style:font-name="Times New Roman" fo:letter-spacing="normal"/>
    </style:style>
    <style:style style:name="T9" style:family="text">
      <style:text-properties fo:font-variant="normal" fo:text-transform="none" fo:color="#f9fafb" loext:opacity="100%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l dominio de las plantillas (templates), </text:span><text:span text:style-name="T2">centrado en el lenguaje de programación de</text:span><text:span text:style-name="T1"> C++, </text:span><text:span text:style-name="T2">es la base</text:span><text:span text:style-name="T1"> para </text:span><text:span text:style-name="T2">el desarrollo de</text:span><text:span text:style-name="T1"> </text:span><text:span text:style-name="T2">un </text:span><text:span text:style-name="T1">software eficiente. E</text:span><text:span text:style-name="T2">n el presente documento </text:span><text:span text:style-name="T3">realizamos</text:span><text:span text:style-name="T2"> un</text:span><text:span text:style-name="T1"> análisis </text:span><text:span text:style-name="T4">sobre el papel que desempeña </text:span><text:span text:style-name="T3">las plantillas</text:span><text:span text:style-name="T4"> dentro de la </text:span><text:span text:style-name="T1">programación genérica, </text:span>diferenciando entre plantillas de funciones y de clases a través de ejemplos prácticos.</text:p>
      <text:p text:style-name="P2"/>
      <text:p text:style-name="P3"><text:span text:style-name="T5">Asimísmo</text:span><text:span text:style-name="T6">, </text:span><text:span text:style-name="T5">exploramos</text:span><text:span text:style-name="T6"> el uso de </text:span><text:span text:style-name="Source_20_Text"><text:span text:style-name="T7">typedef</text:span></text:span><text:span text:style-name="T8"> </text:span><text:span text:style-name="T6">como</text:span><text:span text:style-name="T5"> una herramienta para la</text:span><text:span text:style-name="T6"> abstracción dentro de los Tipos de Datos Abstractos (TDA), </text:span><text:span text:style-name="T5">para mejorar la modularidad del código.</text:span><text:span text:style-name="T6"> </text:span></text:p>
      <text:p text:style-name="P4"/>
      <text:p text:style-name="P5"><text:span text:style-name="T4">También, se busca demostrar que los conceptos de plantillas, typedef y TDA </text:span><text:span text:style-name="T9"><text:s/>facilita el diseño de arquitecturas </text:span><text:span text:style-name="T2">de </text:span><text:span text:style-name="T9">software altamente escalables y sostenibles a </text:span><text:span text:style-name="T2">corto y </text:span><text:span text:style-name="T9">largo plazo, donde la reutilización y el mantenimiento </text:span><text:span text:style-name="T2">ayudan a la optimización.</text:span><text:span text:style-name="T9"> La evidencia recopilada sugiere que esta metodología de desarrollo conduce a soluciones más elegantes y de mayor calidad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01:01:26.397678600</meta:creation-date>
    <dc:date>2025-10-12T04:24:22.753831600</dc:date>
    <meta:editing-duration>PT2H26M18S</meta:editing-duration>
    <meta:editing-cycles>1</meta:editing-cycles>
    <meta:document-statistic meta:table-count="0" meta:image-count="0" meta:object-count="0" meta:page-count="1" meta:paragraph-count="3" meta:word-count="138" meta:character-count="900" meta:non-whitespace-character-count="762"/>
    <meta:generator>LibreOffice/25.2.5.2$Windows_X86_64 LibreOffice_project/03d19516eb2e1dd5d4ccd751a0d6f35f35e08022</meta:generator>
  </office:meta>
</office:document-meta>
</file>